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maine 1 :</text:p>
      <text:p text:style-name="Standard"/>
      <text:p text:style-name="Standard">Setup rapide bdd</text:p>
      <text:p text:style-name="Standard"/>
      <text:p text:style-name="Standard">setup rapide tab control</text:p>
      <text:p text:style-name="Standard"><text:tab/>=&gt; 6 tab item</text:p>
      <text:p text:style-name="Standard"/>
      <text:p text:style-name="Standard">tab client =&gt; design et test regex champ vide / espace / entrée correct</text:p>
      <text:p text:style-name="Standard">tab parametre =&gt; design et test</text:p>
      <text:p text:style-name="Standard"><text:tab/>=&gt; modif properties.defautlt</text:p>
      <text:p text:style-name="Standard"/>
      <text:p text:style-name="P1">Semaine 2 :</text:p>
      <text:p text:style-name="Standard"/>
      <text:p text:style-name="Standard">Installation rasp pi 3</text:p>
      <text:p text:style-name="Standard"><text:tab/>VNC</text:p>
      <text:p text:style-name="Standard"><text:tab/>PHP</text:p>
      <text:p text:style-name="Standard"><text:tab/>Apache</text:p>
      <text:p text:style-name="Standard"><text:tab/>PhpmyAdmin</text:p>
      <text:p text:style-name="Standard"><text:tab/>Mysql</text:p>
      <text:p text:style-name="Standard"><text:tab/><text:tab/>-&gt; BDD atvcommande</text:p>
      <text:p text:style-name="Standard"/>
      <text:p text:style-name="Standard">Interface Chantier</text:p>
      <text:p text:style-name="Standard"><text:tab/>=&gt; regex</text:p>
      <text:p text:style-name="Standard"/>
      <text:p text:style-name="Standard">autre interface hormis chantier / commande</text:p>
      <text:p text:style-name="Standard"/>
      <text:p text:style-name="Standard">Semaine 3 :</text:p>
      <text:p text:style-name="Standard"/>
      <text:p text:style-name="Standard">tentative mysql connexion</text:p>
      <text:p text:style-name="Standard"><text:s/>mardi (05/06): amélioration interface chantier</text:p>
      <text:p text:style-name="Standard"/>
      <text:p text:style-name="Standard">Semaine 4 :</text:p>
      <text:p text:style-name="Standard"/>
      <text:p text:style-name="Standard">( Toujours vivant )</text:p>
      <text:p text:style-name="Standard"><text:tab/>bloc pour le produit</text:p>
      <text:p text:style-name="Standard">debut requete MySQL</text:p>
      <text:p text:style-name="Standard"/>
      <text:p text:style-name="Standard">Semaine 5</text:p>
      <text:p text:style-name="Standard"/>
      <text:p text:style-name="Standard"><text:tab/>correction</text:p>
      <text:p text:style-name="Standard"><text:tab/>ajout des autres requete mysql</text:p>
      <text:p text:style-name="Standard"><text:tab/>debut pdf</text:p>
      <text:p text:style-name="Standard"><text:tab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7M40S</meta:editing-duration>
    <meta:editing-cycles>11</meta:editing-cycles>
    <meta:generator>OpenOffice/4.1.5$Win32 OpenOffice.org_project/415m1$Build-9789</meta:generator>
    <dc:date>2018-06-22T09:05:12.87</dc:date>
    <dc:creator>Thomas Bacheley</dc:creator>
    <meta:document-statistic meta:table-count="0" meta:image-count="0" meta:object-count="0" meta:page-count="1" meta:paragraph-count="30" meta:word-count="97" meta:character-count="565"/>
    <meta:user-defined meta:name="Info 1"/>
    <meta:user-defined meta:name="Info 2"/>
    <meta:user-defined meta:name="Info 3"/>
    <meta:user-defined meta:name="Info 4"/>
  </office:meta>
</office:document-meta>
</file>